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an &amp; Dylan collaborated on the development of the Maze Runner game as part of our Interactive Multimedia (IMM) project. Our joint efforts resulted in the successful creation of an engaging and immersive gaming experience. Our individual contributions are outlined below:</text:p>
      <text:p text:style-name="Normal"/>
      <text:p text:style-name="Normal">[Ian B00143913]:</text:p>
      <text:p text:style-name="Normal"/>
      <text:p text:style-name="Normal">Implemented the player controls, incorporating smooth movement and responsive interactions.</text:p>
      <text:p text:style-name="Normal">Designed and programmed the core gameplay mechanics, including the maze generation algorithm.</text:p>
      <text:p text:style-name="Normal">Integrated key collectibles and scoring system to enhance the challenge and excitement.</text:p>
      <text:p text:style-name="Normal">[Dylan B0014]:</text:p>
      <text:p text:style-name="Normal"/>
      <text:p text:style-name="Normal">Developed the UI elements, including the Game Over panel and timer display.</text:p>
      <text:p text:style-name="Normal">Implemented the game manager script, orchestrating the flow of the game and handling game over conditions.</text:p>
      <text:p text:style-name="Normal">Collaborated on debugging, optimizing performance, and ensuring a cohesive user experience.</text:p>
      <text:p text:style-name="Normal">Our collaborative process involved constant communication, regular code reviews, and addressing challenges together. We leveraged our individual strengths to create a Maze Runner game that showcases a seamless blend of engaging gameplay and polished visuals. We are proud of our joint achievement and the valuable skills gained through this proje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0833in" fo:margin-bottom="0.1666in"/>
      <style:text-properties style:font-name-asian="Times New Roman" style:font-name-complex="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0833in"/>
      <style:text-properties style:font-name="Calibri Light" style:font-name-asian="Times New Roman" style:font-name-complex="Times New Roman" fo:font-style="italic" style:font-style-asian="italic" fo:font-size="12pt" style:font-size-asian="12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font-style="italic" style:font-style-asian="italic" fo:font-size="12pt" style:font-size-asian="12pt" style:font-size-complex="13pt"/>
    </style:style>
    <style:style style:name="Heading1Char" style:display-name="Heading 1 Char" style:family="text" style:parent-style-name="DefaultParagraphFont">
      <style:text-properties style:font-name-asian="Times New Roman" style:font-name-complex="Times New Roman" fo:font-weight="bold" style:font-weight-asian="bold" fo:font-size="14pt" style:font-size-asian="14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43910 Dylan Mugo</meta:initial-creator>
    <dc:creator>B00143910 Dylan Mugo</dc:creator>
    <meta:creation-date>2023-12-17T23:55:00Z</meta:creation-date>
    <dc:date>2023-12-18T13:43:00Z</dc:date>
    <meta:template xlink:href="Normal.dotm" xlink:type="simple"/>
    <meta:editing-cycles>1</meta:editing-cycles>
    <meta:editing-duration>PT49680S</meta:editing-duration>
    <meta:document-statistic meta:page-count="1" meta:paragraph-count="2" meta:word-count="180" meta:character-count="1204" meta:row-count="8" meta:non-whitespace-character-count="1026"/>
  </office:meta>
</office:document-meta>
</file>